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imbus Roman No9 L1" svg:font-family="'Nimbus Roman No9 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language="it" fo:country="IT"/>
    </style:style>
    <style:style style:name="P2" style:family="paragraph" style:parent-style-name="Standard">
      <style:text-properties officeooo:rsid="001ca98e" officeooo:paragraph-rsid="0022758b"/>
    </style:style>
    <style:style style:name="P3" style:family="paragraph" style:parent-style-name="Standard">
      <style:text-properties officeooo:rsid="0022758b" officeooo:paragraph-rsid="0022758b"/>
    </style:style>
    <style:style style:name="P4"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1ca98e" officeooo:paragraph-rsid="0022758b"/>
    </style:style>
    <style:style style:name="P5" style:family="paragraph" style:parent-style-name="Standard">
      <style:paragraph-properties fo:margin-left="0mm" fo:margin-right="0mm" fo:text-indent="0mm" style:auto-text-indent="false">
        <style:tab-stops>
          <style:tab-stop style:position="22.23mm"/>
        </style:tab-stops>
      </style:paragraph-properties>
      <style:text-properties fo:language="it" fo:country="IT" officeooo:rsid="0022758b" officeooo:paragraph-rsid="0022758b"/>
    </style:style>
    <style:style style:name="P6" style:family="paragraph" style:parent-style-name="SF-titolo" style:master-page-name="Standard">
      <style:paragraph-properties fo:margin-left="0mm" fo:margin-right="0mm" fo:text-indent="0mm" style:auto-text-indent="false" style:page-number="auto">
        <style:tab-stops>
          <style:tab-stop style:position="22.23mm"/>
        </style:tab-stops>
      </style:paragraph-properties>
      <style:text-properties fo:language="it" fo:country="IT"/>
    </style:style>
    <style:style style:name="P7" style:family="paragraph">
      <style:paragraph-properties fo:text-align="center"/>
    </style:style>
    <style:style style:name="T1" style:family="text">
      <style:text-properties officeooo:rsid="0022758b"/>
    </style:style>
    <style:style style:name="Sect1" style:family="section">
      <style:section-properties style:editable="false">
        <style:columns fo:column-count="1" fo:column-gap="0mm"/>
      </style:section-properties>
    </style:style>
    <style:style style:name="gr1" style:family="graphic">
      <style:graphic-properties draw:stroke="solid" draw:stroke-dash="Dashed_20__28_var_29__20_5"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18mm" svg:stroke-color="#000000" svg:stroke-opacity="75%"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7" svg:width="21.16mm" svg:height="21.16mm" draw:transform="rotate (-3.14159265358979) translate (148.801666666667mm 125.641805555555mm)" svg:viewBox="0 0 2117 2117" svg:d="M847 1288l-221 382-81-301zM1058 176l223 221-223 220-218-220zM1579 1358l-302-81 222 381zM1880 699l-427-115-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
        <text:p/>
      </draw:path>
      <draw:path text:anchor-type="page" text:anchor-page-number="0" draw:z-index="1" draw:name="actual" draw:style-name="gr2" draw:text-style-name="P7" svg:width="93.3mm" svg:height="50mm" draw:transform="rotate (1.5707963267949) translate (104.916111111111mm 148.395972222222mm)" svg:viewBox="0 0 9331 5001" svg:d="M0 0h5001v5001h-5001v-5001h5001l4330 2499-4330 2500M3334 3330h-1667v-1667h1667z">
        <text:p/>
      </draw:path>
      <text:section text:style-name="Sect1" text:name="TextSection">
        <text:p text:style-name="P6"/>
        <text:p text:style-name="P2"/>
        <text:p text:style-name="P2"/>
        <text:p text:style-name="P2">l=50mm</text:p>
        <text:p text:style-name="P2"/>
        <text:p text:style-name="P2">CLEARSCREEN</text:p>
        <text:p text:style-name="P2">HOME</text:p>
        <text:p text:style-name="P2">FORWARD l RIGHT 90°</text:p>
        <text:p text:style-name="P2">FORWARD 50mm RIGHT 90</text:p>
        <text:p text:style-name="P2">FORWARD 50mm RIGHT 90</text:p>
        <text:p text:style-name="P2">FORWARD 50mm RIGHT 90</text:p>
        <text:p text:style-name="P2">FORWARD 50mm RIGHT 30</text:p>
        <text:p text:style-name="P2">FORWARD 50mm RIGHT 120</text:p>
        <text:p text:style-name="P2">FORWARD 50mm RIGHT <text:span text:style-name="T1">120</text:span></text:p>
        <text:p text:style-name="P3">PENUP</text:p>
        <text:p text:style-name="P2">FORWARD <text:span text:style-name="T1">50mm</text:span>/3</text:p>
        <text:p text:style-name="P2">LEFT 90</text:p>
        <text:p text:style-name="P4">FORWARD <text:span text:style-name="T1">50mm</text:span>/3</text:p>
        <text:p text:style-name="P5">PENDOWN</text:p>
        <text:p text:style-name="P5">FORWARD 50mm/3 RIGHT 90</text:p>
        <text:p text:style-name="P5">FORWARD 50mm/3 RIGHT 90</text:p>
        <text:p text:style-name="P5">FORWARD 50mm/3 RIGHT 90</text:p>
        <text:p text:style-name="P5">FORWARD 50mm/3 RIGHT 90</text:p>
        <text:p text:style-name="P5"/>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2" svg:font-family="'Times New Roman'"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imbus Roman No9 L1" svg:font-family="'Nimbus Roman No9 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stroke-dash draw:name="Dashed_20__28_var_29__20_4" draw:display-name="Dashed (var) 4" draw:style="rect" draw:dots1="1" draw:distance="0mm"/>
    <draw:stroke-dash draw:name="Dashed_20__28_var_29__20_5" draw:display-name="Dashed (var) 5" draw:style="rect" draw:dots2="1" draw:dots2-length="0.2mm" draw:distance="0.2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fo:color="#000000" style:font-name="Nimbus Roman No9 L" fo:font-size="12pt" fo:language="it" fo:country="IT" style:letter-kerning="true" style:font-name-asian="Droid Sans Fallback" style:font-size-asian="12pt" style:language-asian="zh" style:country-asian="CN" style:font-name-complex="Nimbus Roman No9 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fo:color="#000000" style:font-name="Nimbus Roman No9 L" fo:font-size="12pt" fo:language="it" fo:country="IT" style:letter-kerning="true" fo:background-color="#ffffff" style:font-name-asian="Droid Sans Fallback" style:font-size-asian="12pt" style:language-asian="zh" style:country-asian="CN" style:font-name-complex="Nimbus Roman No9 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class="text">
      <style:paragraph-properties fo:margin-top="4.23mm" fo:margin-bottom="2.12mm" style:contextual-spacing="false" fo:text-align="start" style:justify-single-word="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12mm" style:contextual-spacing="false" fo:line-height="120%" fo:text-align="start"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 style:family="paragraph" style:parent-style-name="Text_20_body" style:default-outline-level="" style:class="list">
      <style:paragraph-properties fo:margin-top="0mm" fo:margin-bottom="2.47mm" style:contextual-spacing="false" fo:text-align="start" style:justify-single-word="false"/>
      <style:text-properties style:font-name="Times New Roman" fo:font-family="'Times New Roman'" style:font-family-generic="roman" style:font-pitch="variable" fo:font-size="12pt" style:font-size-asian="12pt" style:font-name-complex="Times New Roman2" style:font-family-complex="'Times New Roman'" style:font-family-generic-complex="swiss"/>
    </style:style>
    <style:style style:name="Caption" style:family="paragraph" style:parent-style-name="Standard" style:default-outline-level="" style:class="extra">
      <style:paragraph-properties fo:margin-top="2.12mm" fo:margin-bottom="2.12mm" style:contextual-spacing="false" fo:text-align="start" style:justify-single-word="false" text:number-lines="false" text:line-number="0"/>
      <style:text-properties style:font-name="Times New Roman" fo:font-family="'Times New Roman'" style:font-family-generic="roman" style:font-pitch="variable" fo:font-size="12pt" fo:font-style="italic" style:font-size-asian="12pt" style:font-style-asian="italic" style:font-name-complex="Times New Roman2" style:font-family-complex="'Times New Roman'" style:font-family-generic-complex="swiss" style:font-size-complex="12pt" style:font-style-complex="italic"/>
    </style:style>
    <style:style style:name="Index" style:family="paragraph" style:parent-style-name="Standard" style:default-outline-level="" style:class="index">
      <style:paragraph-properties fo:text-align="start" style:justify-single-word="false" text:number-lines="false" text:line-number="0"/>
      <style:text-properties style:font-name="Times New Roman" fo:font-family="'Times New Roman'" style:font-family-generic="roman" style:font-pitch="variable" fo:font-size="12pt" style:font-size-asian="12pt" style:font-name-complex="Times New Roman2" style:font-family-complex="'Times New Roman'" style:font-family-generic-complex="swiss"/>
    </style:style>
    <style:style style:name="Heading_20_1" style:display-name="Heading 1" style:family="paragraph" style:parent-style-name="Heading" style:default-outline-level="" style:class="text">
      <style:paragraph-properties fo:margin-top="4.23mm" fo:margin-bottom="2.12mm" style:contextual-spacing="false" fo:text-align="start" style:justify-single-word="false"/>
      <style:text-properties style:font-name="Liberation Sans" fo:font-family="'Liberation Sans'" style:font-family-generic="swiss" style:font-pitch="variable" fo:font-size="18pt" fo:font-weight="bold" style:font-size-asian="18pt" style:font-weight-asian="bold" style:font-name-complex="Liberation Sans2" style:font-family-complex="'Liberation Sans'" style:font-family-generic-complex="system" style:font-pitch-complex="variable"/>
    </style:style>
    <style:style style:name="Heading_20_2" style:display-name="Heading 2" style:family="paragraph" style:parent-style-name="Heading" style:default-outline-level="" style:class="text">
      <style:paragraph-properties fo:margin-top="3.53mm" fo:margin-bottom="2.12mm" style:contextual-spacing="false" fo:text-align="start" style:justify-single-word="false"/>
      <style:text-properties style:font-name="Liberation Sans" fo:font-family="'Liberation Sans'" style:font-family-generic="swiss" style:font-pitch="variable" fo:font-size="16pt" fo:font-weight="bold" style:font-size-asian="16pt" style:font-weight-asian="bold" style:font-name-complex="Liberation Sans2" style:font-family-complex="'Liberation Sans'" style:font-family-generic-complex="system" style:font-pitch-complex="variable"/>
    </style:style>
    <style:style style:name="Heading_20_3" style:display-name="Heading 3" style:family="paragraph" style:parent-style-name="Heading" style:default-outline-level="" style:class="text">
      <style:paragraph-properties fo:margin-top="2.47mm" fo:margin-bottom="2.12mm" style:contextual-spacing="false" fo:text-align="start" style:justify-single-word="false"/>
      <style:text-properties style:font-name="Liberation Sans" fo:font-family="'Liberation Sans'" style:font-family-generic="swiss" style:font-pitch="variable" fo:font-size="14pt" fo:font-weight="bold" style:font-size-asian="14pt" style:font-weight-asian="bold" style:font-name-complex="Liberation Sans2" style:font-family-complex="'Liberation Sans'" style:font-family-generic-complex="system" style:font-pitch-complex="variable"/>
    </style:style>
    <style:style style:name="Heading_20_4" style:display-name="Heading 4" style:family="paragraph" style:parent-style-name="Heading" style:default-outline-level="" style:class="text">
      <style:paragraph-properties fo:margin-top="7.76mm" fo:margin-bottom="1.06mm" style:contextual-spacing="false"/>
      <style:text-properties style:font-name="Liberation Sans" fo:font-family="'Liberation Sans'" style:font-family-generic="swiss" style:font-pitch="variable" fo:font-size="12pt" fo:font-weight="bold" style:font-size-asian="12pt" style:font-weight-asian="bold" style:font-name-complex="Liberation Sans2" style:font-family-complex="'Liberation Sans'" style:font-family-generic-complex="system" style:font-pitch-complex="variable"/>
    </style:style>
    <style:style style:name="Heading_20_5" style:display-name="Heading 5" style:family="paragraph" style:parent-style-name="Heading" style:default-outline-level="" style:class="text"/>
    <style:style style:name="Heading_20_6" style:display-name="Heading 6" style:family="paragraph" style:parent-style-name="Heading" style:default-outline-level="" style:class="text"/>
    <style:style style:name="Heading_20_7" style:display-name="Heading 7" style:family="paragraph" style:parent-style-name="Heading" style:default-outline-level="" style:class="text"/>
    <style:style style:name="Arrowhead_20_List" style:display-name="Arrowhea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Block_20_Text" style:display-name="Block Tex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Box_20_List" style:display-name="Box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Bullet_20_List" style:display-name="Bullet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Chapter_20_Heading" style:display-name="Chapter Heading"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Contents_20_1" style:display-name="Contents 1" style:family="paragraph" style:parent-style-name="Index" style:default-outline-level="" style:class="index">
      <style:paragraph-properties fo:margin-left="12.7mm" fo:margin-right="0mm" fo:text-indent="-7.62mm" style:auto-text-indent="false"/>
    </style:style>
    <style:style style:name="Contents_20_2" style:display-name="Contents 2" style:family="paragraph" style:parent-style-name="Index" style:default-outline-level="" style:class="index">
      <style:paragraph-properties fo:margin-left="25.4mm" fo:margin-right="0mm" fo:text-indent="-7.62mm" style:auto-text-indent="false"/>
    </style:style>
    <style:style style:name="Contents_20_3" style:display-name="Contents 3" style:family="paragraph" style:parent-style-name="Index" style:default-outline-level="" style:class="index">
      <style:paragraph-properties fo:margin-left="38.1mm" fo:margin-right="0mm" fo:text-indent="-7.62mm" style:auto-text-indent="false"/>
    </style:style>
    <style:style style:name="Contents_20_4" style:display-name="Contents 4" style:family="paragraph" style:parent-style-name="Index" style:default-outline-level="" style:class="index">
      <style:paragraph-properties fo:margin-left="50.8mm" fo:margin-right="0mm" fo:text-indent="-7.62mm" style:auto-text-indent="false"/>
    </style:style>
    <style:style style:name="Contents_20_Header" style:display-name="Contents Header" style:family="paragraph">
      <style:text-properties fo:color="#000000" style:font-name="Liberation Sans1" fo:font-family="'Liberation Sans'" style:font-family-generic="roman" style:font-pitch="variable" fo:font-size="16pt" fo:language="it" fo:country="IT" fo:background-color="#ffffff" style:font-name-asian="Droid Sans Fallback" style:font-family-asian="'Droid Sans Fallback'" style:font-family-generic-asian="system" style:font-pitch-asian="variable" style:font-size-asian="16pt" style:language-asian="zh" style:country-asian="CN" style:font-name-complex="Liberation Sans2" style:font-family-complex="'Liberation Sans'" style:font-family-generic-complex="system" style:font-pitch-complex="variable" style:font-size-complex="10pt" style:language-complex="hi" style:country-complex="IN"/>
    </style:style>
    <style:style style:name="Dashed_20_List" style:display-name="Dashe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Diamond_20_List" style:display-name="Diamon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Endnote" style:family="paragraph" style:parent-style-name="Standard" style:default-outline-level="" style:class="extra">
      <style:paragraph-properties fo:margin-left="5.08mm" fo:margin-right="0mm" fo:text-indent="-5.08mm" style:auto-text-indent="false"/>
    </style:style>
    <style:style style:name="Endnote_20_Symbol" style:display-name="Endnote Symbol"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Footnote" style:family="paragraph" style:parent-style-name="Standard" style:default-outline-level="" style:class="extra">
      <style:paragraph-properties fo:margin-left="5.98mm" fo:margin-right="0mm" fo:margin-top="0mm" fo:margin-bottom="0mm" style:contextual-spacing="false" fo:text-align="start" style:justify-single-word="false" fo:text-indent="-5.98mm" style:auto-text-indent="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and_20_List" style:display-name="Han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Heart_20_List" style:display-name="Heart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Implies_20_List" style:display-name="Implies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Lower_20_Case_20_List" style:display-name="Lower Case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Lower_20_Roman_20_List" style:display-name="Lower Roman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Numbered_20_Heading_20_1" style:display-name="Numbered Heading 1" style:family="paragraph" style:parent-style-name="Heading_20_1" style:default-outline-level="">
      <style:paragraph-properties fo:margin-left="0mm" fo:margin-right="0mm" fo:text-indent="0mm" style:auto-text-indent="false"/>
    </style:style>
    <style:style style:name="Numbered_20_Heading_20_2" style:display-name="Numbered Heading 2" style:family="paragraph" style:parent-style-name="Heading_20_2" style:default-outline-level="">
      <style:paragraph-properties fo:margin-left="0mm" fo:margin-right="0mm" fo:text-indent="0mm" style:auto-text-indent="false"/>
    </style:style>
    <style:style style:name="Numbered_20_Heading_20_3" style:display-name="Numbered Heading 3" style:family="paragraph" style:parent-style-name="Heading_20_3" style:default-outline-level="">
      <style:paragraph-properties fo:margin-left="0mm" fo:margin-right="0mm" fo:text-indent="0mm" style:auto-text-indent="false"/>
    </style:style>
    <style:style style:name="Numbered_20_List" style:display-name="Numbere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Plain_20_Text" style:display-name="Plain Text" style:family="paragraph">
      <style:text-properties fo:color="#000000" style:font-name="Courier New" fo:font-family="'Courier New'"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0pt" style:language-complex="hi" style:country-complex="IN"/>
    </style:style>
    <style:style style:name="Quotations" style:family="paragraph" style:parent-style-name="Standard" style:default-outline-level="" style:class="html">
      <style:paragraph-properties fo:margin-left="10mm" fo:margin-right="10mm" fo:margin-top="0mm" fo:margin-bottom="4.99mm" style:contextual-spacing="false" fo:text-align="start" style:justify-single-word="false" fo:text-indent="0m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F-autore" style:family="paragraph">
      <style:text-properties fo:color="#000000" style:font-name="Times New Roman" fo:font-family="'Times New Roman'" style:font-family-generic="roman" style:font-pitch="variable" fo:font-size="14pt" fo:language="it" fo:country="IT" fo:font-style="italic" fo:background-color="#ffffff" style:font-name-asian="Droid Sans Fallback" style:font-family-asian="'Droid Sans Fallback'" style:font-family-generic-asian="system" style:font-pitch-asian="variable" style:font-size-asian="14pt" style:language-asian="zh" style:country-asian="CN" style:font-style-asian="italic" style:font-name-complex="Times New Roman1" style:font-family-complex="'Times New Roman'" style:font-family-generic-complex="system" style:font-pitch-complex="variable" style:font-size-complex="10pt" style:language-complex="hi" style:country-complex="IN"/>
    </style:style>
    <style:style style:name="SF-paragrafo" style:family="paragraph" style:parent-style-name="Standard" style:default-outline-level="">
      <style:paragraph-properties fo:margin-left="0mm" fo:margin-right="0mm" fo:margin-top="0mm" fo:margin-bottom="0mm" style:contextual-spacing="false" fo:text-align="start" style:justify-single-word="false" fo:text-indent="5.08m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F-titolo" style:family="paragraph">
      <style:text-properties fo:color="#000000" style:font-name="Times New Roman" fo:font-family="'Times New Roman'" style:font-family-generic="roman" style:font-pitch="variable" fo:font-size="18pt" fo:language="it" fo:country="IT" fo:background-color="#ffffff" style:font-name-asian="Droid Sans Fallback" style:font-family-asian="'Droid Sans Fallback'" style:font-family-generic-asian="system" style:font-pitch-asian="variable" style:font-size-asian="18pt" style:language-asian="zh" style:country-asian="CN" style:font-name-complex="Times New Roman1" style:font-family-complex="'Times New Roman'" style:font-family-generic-complex="system" style:font-pitch-complex="variable" style:font-size-complex="10pt" style:language-complex="hi" style:country-complex="IN"/>
    </style:style>
    <style:style style:name="SF-titolo-paragrafo" style:family="paragraph" style:default-outline-level="1">
      <style:text-properties fo:color="#000000" style:font-name="Times New Roman" fo:font-family="'Times New Roman'" style:font-family-generic="roman" style:font-pitch="variable" fo:font-size="14pt" fo:language="it" fo:country="IT" fo:font-style="italic" fo:background-color="#ffffff" style:font-name-asian="Droid Sans Fallback" style:font-family-asian="'Droid Sans Fallback'" style:font-family-generic-asian="system" style:font-pitch-asian="variable" style:font-size-asian="14pt" style:language-asian="zh" style:country-asian="CN" style:font-style-asian="italic" style:font-name-complex="Times New Roman1" style:font-family-complex="'Times New Roman'" style:font-family-generic-complex="system" style:font-pitch-complex="variable" style:font-size-complex="10pt" style:language-complex="hi" style:country-complex="IN"/>
    </style:style>
    <style:style style:name="Section_20_Heading" style:display-name="Section Heading" style:family="paragraph" style:parent-style-name="Numbered_20_Heading_20_1" style:default-outline-level="">
      <style:paragraph-properties fo:margin-left="0mm" fo:margin-right="0mm" fo:text-indent="0mm" style:auto-text-indent="false"/>
    </style:style>
    <style:style style:name="Square_20_List" style:display-name="Square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Star_20_List" style:display-name="Star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Studi-per-la-formazione" style:family="paragraph">
      <style:text-properties fo:color="#000000" style:font-name="Times New Roman" fo:font-family="'Times New Roman'"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hi" style:country-complex="IN"/>
    </style:style>
    <style:style style:name="Subtitle" style:family="paragraph" style:parent-style-name="Heading" style:default-outline-level="" style:class="chapter">
      <style:paragraph-properties fo:margin-top="1.06mm" fo:margin-bottom="2.12mm" style:contextual-spacing="false" fo:text-align="center" style:justify-single-word="false"/>
      <style:text-properties style:font-name="Liberation Sans" fo:font-family="'Liberation Sans'" style:font-family-generic="swiss" style:font-pitch="variable" fo:font-size="18pt" fo:font-style="italic" style:font-size-asian="18pt" style:font-style-asian="italic" style:font-name-complex="Liberation Sans2" style:font-family-complex="'Liberation Sans'" style:font-family-generic-complex="system" style:font-pitch-complex="variable"/>
    </style:style>
    <style:style style:name="Tick_20_List" style:display-name="Tick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Title" style:family="paragraph" style:parent-style-name="Heading" style:next-style-name="Subtitle" style:default-outline-level="" style:class="chapter">
      <style:paragraph-properties fo:margin-top="4.23mm" fo:margin-bottom="2.12mm" style:contextual-spacing="false" fo:text-align="center" style:justify-single-word="false"/>
      <style:text-properties style:font-name="Liberation Sans" fo:font-family="'Liberation Sans'" style:font-family-generic="swiss" style:font-pitch="variable" fo:font-size="28pt" fo:font-weight="bold" style:font-size-asian="28pt" style:font-weight-asian="bold" style:font-name-complex="Liberation Sans2" style:font-family-complex="'Liberation Sans'" style:font-family-generic-complex="system" style:font-pitch-complex="variable"/>
    </style:style>
    <style:style style:name="Triangle_20_List" style:display-name="Triangle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Upper_20_Case_20_List" style:display-name="Upper Case List" style:family="paragraph" style:parent-style-name="Numbered_20_List" style:default-outline-level="">
      <style:paragraph-properties fo:margin-left="12.7mm" fo:margin-right="0mm" fo:text-indent="-7.62mm" style:auto-text-indent="false"/>
    </style:style>
    <style:style style:name="Upper_20_Roman_20_List" style:display-name="Upper Roman List" style:family="paragraph" style:parent-style-name="Numbered_20_List" style:default-outline-level="">
      <style:paragraph-properties fo:margin-left="12.7mm" fo:margin-right="0mm" fo:text-indent="-7.62mm" style:auto-text-indent="false"/>
    </style:style>
    <style:style style:name="Footer" style:family="paragraph" style:parent-style-name="Standard" style:default-outline-level="" style:class="extra"/>
    <style:style style:name="SF-citazione" style:family="paragraph" style:parent-style-name="SF-paragrafo" style:default-outline-level="">
      <style:paragraph-properties fo:margin-left="0mm" fo:margin-right="0mm" fo:margin-top="12.7mm" fo:margin-bottom="12.7mm" style:contextual-spacing="true" fo:text-indent="12.7mm" style:auto-text-indent="false"/>
      <style:text-properties fo:font-size="11pt" style:font-size-asian="11pt"/>
    </style:style>
    <style:style style:name="Table_20_Contents" style:display-name="Table Contents" style:family="paragraph" style:parent-style-name="Standard" style:default-outline-level="" style:class="extra">
      <style:text-properties fo:font-size="11pt" style:font-size-asian="11pt"/>
    </style:style>
    <style:style style:name="Table_20_Heading" style:display-name="Table Heading" style:family="paragraph" style:parent-style-name="Table_20_Contents" style:default-outline-level="" style:class="extra"/>
    <style:style style:name="SF-sottotitolo-paragrafo" style:family="paragraph" style:parent-style-name="SF-titolo-paragrafo" style:default-outline-level="2">
      <style:text-properties fo:font-size="12pt" style:font-size-asian="12pt"/>
    </style:style>
    <style:style style:name="SF-sottosottotitolo-paragrafo" style:family="paragraph" style:parent-style-name="SF-sottotitolo-paragrafo" style:default-outline-level="3"/>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Footnote_20_anchor_5f_text" style:display-name="Footnote anchor_text" style:family="text">
      <style:text-properties style:text-position="super 58%"/>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style:num-suffix="." style:num-format="a">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style:num-suffix="." style:num-format="i">
        <style:list-level-properties text:list-level-position-and-space-mode="label-alignment">
          <style:list-level-label-alignment text:label-followed-by="listtab" text:list-tab-stop-position="12.7mm"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69" style:num-suffix="•" text:bullet-char="•">
        <style:list-level-properties text:list-level-position-and-space-mode="label-alignment">
          <style:list-level-label-alignment text:label-followed-by="listtab" fo:text-indent="-6.35mm" fo:margin-left="12.7mm"/>
        </style:list-level-properties>
        <style:text-properties fo:font-family="'Times New Roman'" style:font-family-generic="roman"/>
      </text:list-level-style-bullet>
      <text:list-level-style-bullet text:level="2" text:style-name="ListLabel_20_69" style:num-suffix="•" text:bullet-char="•">
        <style:list-level-properties text:list-level-position-and-space-mode="label-alignment">
          <style:list-level-label-alignment text:label-followed-by="listtab" fo:text-indent="-6.35mm" fo:margin-left="19.05mm"/>
        </style:list-level-properties>
        <style:text-properties fo:font-family="'Times New Roman'" style:font-family-generic="roman"/>
      </text:list-level-style-bullet>
      <text:list-level-style-bullet text:level="3" text:style-name="ListLabel_20_69" style:num-suffix="•" text:bullet-char="•">
        <style:list-level-properties text:list-level-position-and-space-mode="label-alignment">
          <style:list-level-label-alignment text:label-followed-by="listtab" fo:text-indent="-6.35mm" fo:margin-left="25.4mm"/>
        </style:list-level-properties>
        <style:text-properties fo:font-family="'Times New Roman'" style:font-family-generic="roman"/>
      </text:list-level-style-bullet>
      <text:list-level-style-bullet text:level="4" text:style-name="ListLabel_20_69" style:num-suffix="•" text:bullet-char="•">
        <style:list-level-properties text:list-level-position-and-space-mode="label-alignment">
          <style:list-level-label-alignment text:label-followed-by="listtab" fo:text-indent="-6.35mm" fo:margin-left="31.75mm"/>
        </style:list-level-properties>
        <style:text-properties fo:font-family="'Times New Roman'" style:font-family-generic="roman"/>
      </text:list-level-style-bullet>
      <text:list-level-style-bullet text:level="5" text:style-name="ListLabel_20_69" style:num-suffix="•" text:bullet-char="•">
        <style:list-level-properties text:list-level-position-and-space-mode="label-alignment">
          <style:list-level-label-alignment text:label-followed-by="listtab" fo:text-indent="-6.35mm" fo:margin-left="38.1mm"/>
        </style:list-level-properties>
        <style:text-properties fo:font-family="'Times New Roman'" style:font-family-generic="roman"/>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44.45mm"/>
        </style:list-level-properties>
        <style:text-properties fo:font-family="'Times New Roman'" style:font-family-generic="roman"/>
      </text:list-level-style-bullet>
      <text:list-level-style-bullet text:level="7" text:style-name="ListLabel_20_69" style:num-suffix="•" text:bullet-char="•">
        <style:list-level-properties text:list-level-position-and-space-mode="label-alignment">
          <style:list-level-label-alignment text:label-followed-by="listtab" fo:text-indent="-6.35mm" fo:margin-left="50.8mm"/>
        </style:list-level-properties>
        <style:text-properties fo:font-family="'Times New Roman'" style:font-family-generic="roman"/>
      </text:list-level-style-bullet>
      <text:list-level-style-bullet text:level="8" text:style-name="ListLabel_20_69" style:num-suffix="•" text:bullet-char="•">
        <style:list-level-properties text:list-level-position-and-space-mode="label-alignment">
          <style:list-level-label-alignment text:label-followed-by="listtab" fo:text-indent="-6.35mm" fo:margin-left="57.15mm"/>
        </style:list-level-properties>
        <style:text-properties fo:font-family="'Times New Roman'" style:font-family-generic="roman"/>
      </text:list-level-style-bullet>
      <text:list-level-style-bullet text:level="9" text:style-name="ListLabel_20_69" style:num-suffix="•" text:bullet-char="•">
        <style:list-level-properties text:list-level-position-and-space-mode="label-alignment">
          <style:list-level-label-alignment text:label-followed-by="listtab" fo:text-indent="-6.35mm" fo:margin-left="63.5m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70"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71" style:num-suffix="◦"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style:font-style-name="Regular" style:font-pitch="variable" style:font-charset="x-symbol"/>
      </text:list-level-style-bullet>
      <text:list-level-style-bullet text:level="3" text:style-name="ListLabel_20_71"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OpenSymbol" style:font-style-name="Regular" style:font-pitch="variable" style:font-charset="x-symbol"/>
      </text:list-level-style-bullet>
      <text:list-level-style-bullet text:level="4" text:style-name="ListLabel_20_70" style:num-suffix="" text:bullet-char="">
        <style:list-level-properties text:list-level-position-and-space-mode="label-alignment">
          <style:list-level-label-alignment text:label-followed-by="listtab" text:list-tab-stop-position="31.75mm" fo:text-indent="-6.35mm" fo:margin-left="31.75mm"/>
        </style:list-level-properties>
        <style:text-properties fo:font-family="Symbol" style:font-style-name="Regular" style:font-pitch="variable" style:font-charset="x-symbol"/>
      </text:list-level-style-bullet>
      <text:list-level-style-bullet text:level="5" text:style-name="ListLabel_20_71"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OpenSymbol" style:font-style-name="Regular" style:font-pitch="variable" style:font-charset="x-symbol"/>
      </text:list-level-style-bullet>
      <text:list-level-style-bullet text:level="6" text:style-name="ListLabel_20_71" style:num-suffix="▪"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style:font-style-name="Regular" style:font-pitch="variable" style:font-charset="x-symbol"/>
      </text:list-level-style-bullet>
      <text:list-level-style-bullet text:level="9" text:style-name="ListLabel_20_71"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language="it" fo:country="IT"/>
    </style:style>
    <style:page-layout style:name="Mpm1">
      <style:page-layout-properties fo:page-width="210.01mm" fo:page-height="297mm" style:num-format="1" style:print-orientation="portrait" fo:margin-top="30mm" fo:margin-bottom="12.7mm" fo:margin-left="30mm" fo:margin-right="30mm" style:writing-mode="lr-tb" style:layout-grid-color="#c0c0c0" style:layout-grid-lines="44" style:layout-grid-base-height="5.5mm" style:layout-grid-ruby-height="0mm" style:layout-grid-mode="none" style:layout-grid-ruby-below="false" style:layout-grid-print="false" style:layout-grid-display="false" style:layout-grid-base-width="3.7mm" style:layout-grid-snap-to="true" style:layout-grid-snap-to-characters="true" style:footnote-max-height="0mm">
        <style:footnote-sep style:width="0.18mm" style:distance-before-sep="1.01mm" style:distance-after-sep="1.01mm" style:line-style="solid" style:adjustment="left" style:rel-width="0%" style:color="#000000"/>
      </style:page-layout-properties>
      <style:header-style/>
      <style:footer-style>
        <style:header-footer-properties fo:min-height="16mm" fo:margin-left="0mm" fo:margin-right="0mm" fo:margin-top="14.99mm" style:dynamic-spacing="tru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layout-grid-snap-to-characters="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15:58:01.138668858</meta:creation-date>
    <dc:language>it-IT</dc:language>
    <meta:editing-cycles>2</meta:editing-cycles>
    <dc:title>saggio</dc:title>
    <meta:editing-duration>P0D</meta:editing-duration>
    <meta:generator>LibreOffice/4.2.8.2$Linux_x86 LibreOffice_project/420m0$Build-2</meta:generator>
    <dc:date>2016-06-14T16:27:20.514107455</dc:date>
    <meta:document-statistic meta:table-count="0" meta:image-count="0" meta:object-count="0" meta:page-count="1" meta:paragraph-count="19" meta:word-count="55" meta:character-count="307" meta:non-whitespace-character-count="271"/>
    <meta:template xlink:type="simple" xlink:actuate="onRequest" xlink:title="saggio" xlink:href="../../../.config/libreoffice/4/user/template/Presentation%20Backgrounds/saggio1.ott" meta:date="2016-06-14T15:58:00.694311461"/>
  </office:meta>
</office:document-meta>
</file>